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officeooo:rsid="0013dfa8" officeooo:paragraph-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text-properties officeooo:paragraph-rsid="0013dfa8"/>
    </style:style>
    <style:style style:name="P6" style:family="paragraph" style:parent-style-name="Text_20_body">
      <style:text-properties officeooo:rsid="001bd134" officeooo:paragraph-rsid="001bd134"/>
    </style:style>
    <style:style style:name="P7" style:family="paragraph" style:parent-style-name="Title">
      <style:text-properties fo:language="es" fo:country="ES" officeooo:rsid="0013dfa8" officeooo:paragraph-rsid="0013dfa8"/>
    </style:style>
    <style:style style:name="P8" style:family="paragraph" style:parent-style-name="Heading_20_1">
      <style:text-properties fo:language="es" fo:country="ES"/>
    </style:style>
    <style:style style:name="P9" style:family="paragraph" style:parent-style-name="Heading_20_1">
      <style:text-properties fo:language="es" fo:country="ES" officeooo:rsid="0018e770"/>
    </style:style>
    <style:style style:name="P10" style:family="paragraph" style:parent-style-name="Heading_20_1">
      <style:text-properties fo:language="es" fo:country="ES" officeooo:rsid="00284a67" officeooo:paragraph-rsid="00284a67"/>
    </style:style>
    <style:style style:name="P11" style:family="paragraph" style:parent-style-name="Text_20_body">
      <style:text-properties fo:language="es" fo:country="ES" officeooo:rsid="0018e770" officeooo:paragraph-rsid="001bd134"/>
    </style:style>
    <style:style style:name="P12" style:family="paragraph" style:parent-style-name="Text_20_body">
      <style:text-properties fo:language="es" fo:country="ES" officeooo:rsid="0013dfa8"/>
    </style:style>
    <style:style style:name="P13" style:family="paragraph" style:parent-style-name="Text_20_body">
      <style:text-properties fo:language="es" fo:country="ES" officeooo:rsid="001bd134" officeooo:paragraph-rsid="001bd134"/>
    </style:style>
    <style:style style:name="P14" style:family="paragraph" style:parent-style-name="Text_20_body">
      <style:text-properties officeooo:paragraph-rsid="00284a67"/>
    </style:style>
    <style:style style:name="P15" style:family="paragraph" style:parent-style-name="Text_20_body">
      <style:text-properties officeooo:rsid="002ae7bd" officeooo:paragraph-rsid="002ae7bd"/>
    </style:style>
    <style:style style:name="P16" style:family="paragraph" style:parent-style-name="Text_20_body">
      <style:paragraph-properties fo:text-align="justify" style:justify-single-word="false"/>
      <style:text-properties officeooo:rsid="0016f7dc" officeooo:paragraph-rsid="0022bf2d"/>
    </style:style>
    <style:style style:name="P17" style:family="paragraph" style:parent-style-name="Text_20_body">
      <style:text-properties officeooo:rsid="001d347f" officeooo:paragraph-rsid="002dc193"/>
    </style:style>
    <style:style style:name="P18" style:family="paragraph" style:parent-style-name="Text_20_body">
      <style:paragraph-properties fo:text-align="justify" style:justify-single-word="false"/>
      <style:text-properties officeooo:rsid="001d347f" officeooo:paragraph-rsid="002dc193"/>
    </style:style>
    <style:style style:name="P19" style:family="paragraph" style:parent-style-name="Text_20_body">
      <style:paragraph-properties fo:text-align="justify" style:justify-single-word="false"/>
      <style:text-properties officeooo:rsid="002f6f63" officeooo:paragraph-rsid="002f6f63"/>
    </style:style>
    <style:style style:name="P20" style:family="paragraph" style:parent-style-name="Text_20_body">
      <style:text-properties officeooo:rsid="00311fda" officeooo:paragraph-rsid="00311fda"/>
    </style:style>
    <style:style style:name="T1" style:family="text">
      <style:text-properties officeooo:rsid="0013dfa8"/>
    </style:style>
    <style:style style:name="T2" style:family="text">
      <style:text-properties fo:language="es" fo:country="ES"/>
    </style:style>
    <style:style style:name="T3" style:family="text">
      <style:text-properties fo:language="es" fo:country="ES" officeooo:rsid="0013dfa8"/>
    </style:style>
    <style:style style:name="T4" style:family="text">
      <style:text-properties fo:language="es" fo:country="ES" officeooo:rsid="001a7f21"/>
    </style:style>
    <style:style style:name="T5" style:family="text">
      <style:text-properties fo:language="es" fo:country="ES" officeooo:rsid="001dfd7b"/>
    </style:style>
    <style:style style:name="T6" style:family="text">
      <style:text-properties fo:language="es" fo:country="ES" officeooo:rsid="001f83ab"/>
    </style:style>
    <style:style style:name="T7" style:family="text">
      <style:text-properties fo:language="es" fo:country="ES" officeooo:rsid="00217c0e"/>
    </style:style>
    <style:style style:name="T8" style:family="text">
      <style:text-properties fo:language="es" fo:country="ES" officeooo:rsid="0022bf2d"/>
    </style:style>
    <style:style style:name="T9" style:family="text">
      <style:text-properties fo:language="es" fo:country="ES" officeooo:rsid="0026ac7b"/>
    </style:style>
    <style:style style:name="T10" style:family="text">
      <style:text-properties fo:language="es" fo:country="ES" officeooo:rsid="0027aaab"/>
    </style:style>
    <style:style style:name="T11" style:family="text">
      <style:text-properties fo:language="es" fo:country="ES" officeooo:rsid="00284a67"/>
    </style:style>
    <style:style style:name="T12" style:family="text">
      <style:text-properties fo:language="es" fo:country="ES" officeooo:rsid="002ae7bd"/>
    </style:style>
    <style:style style:name="T13" style:family="text">
      <style:text-properties fo:language="es" fo:country="ES" officeooo:rsid="002bd0fd"/>
    </style:style>
    <style:style style:name="T14" style:family="text">
      <style:text-properties fo:language="es" fo:country="ES" officeooo:rsid="002dc193"/>
    </style:style>
    <style:style style:name="T15" style:family="text">
      <style:text-properties fo:language="es" fo:country="ES" officeooo:rsid="00311fda"/>
    </style:style>
    <style:style style:name="T16" style:family="text">
      <style:text-properties fo:language="es" fo:country="ES" officeooo:rsid="003314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3"/>
      <text:p text:style-name="P3"/>
      <text:p text:style-name="P3"/>
      <text:p text:style-name="P7"/>
      <text:p text:style-name="P7">Espacios Rurales y Nuevas Tecnologías</text:p>
      <text:p text:style-name="P3"/>
      <text:p text:style-name="P1">Cómo evitar el aislamiento en zonas poco pobladas</text:p>
      <text:p text:style-name="P3"/>
      <text:p text:style-name="P3"/>
      <text:p text:style-name="P3"/>
      <text:p text:style-name="P3"/>
      <text:p text:style-name="P3"/>
      <text:p text:style-name="P3"/>
      <text:p text:style-name="P3"/>
      <text:p text:style-name="P3"/>
      <text:p text:style-name="P3"/>
      <text:p text:style-name="P3"/>
      <text:p text:style-name="P3"/>
      <text:p text:style-name="P4">Víctor Rosa Serrano</text:p>
      <text:p text:style-name="P4">vicrosa25@gmail.com</text:p>
      <text:p text:style-name="P3"/>
      <text:p text:style-name="P3"/>
      <text:p text:style-name="P3"/>
      <text:p text:style-name="P3"><text:soft-page-break/></text:p>
      <text:p text:style-name="P3"/>
      <text:h text:style-name="Heading_20_1" text:outline-level="1">Abstract:</text:h>
      <text:p text:style-name="Text_20_body"/>
      <text:p text:style-name="Text_20_body"/>
      <text:p text:style-name="Text_20_body"/>
      <text:p text:style-name="Text_20_body"/>
      <text:h text:style-name="P8" text:outline-level="1">Í<text:span text:style-name="T1">ndice:</text:span></text:h>
      <text:p text:style-name="Text_20_body"/>
      <text:p text:style-name="P5"/>
      <text:p text:style-name="P5"/>
      <text:p text:style-name="P5"/>
      <text:p text:style-name="P5"/>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 text:outline-level="1"><text:soft-page-break/>Introducción</text:h>
      <text:p text:style-name="P16"><text:span text:style-name="T3">E</text:span><text:span text:style-name="T2">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6">La transmisión de información es instantánea y global, las </text:span><text:span text:style-name="T7">fronteras y</text:span><text:span text:style-name="T6"> distancias han desaparecido para el conocimiento, y la cantidad de dicha información crece de forma exponencial. </text:span></text:p>
      <text:p text:style-name="P18"><text:span text:style-name="T14">En este mismo sentido e</text:span><text:span text:style-name="T2">l filósofo canadiense </text:span><text:span text:style-name="T9">Marchall Mcluhan </text:span><text:span text:style-name="T10">acuño el concepto “Aldea Global” intentando describir las consecuencia socioculturales producidas por este cambio en la comunicación. </text:span><text:span text:style-name="T2">Los avances tecnológicos , que antaño tardaban décadas o siglos en ser adoptados de forma generalizada, son adoptados de forma inmediata </text:span><text:span text:style-name="T5">por todos los actores sociales y económicos en cualquier lugar del mundo. </text:span><text:span text:style-name="T8">En este marco </text:span><text:span text:style-name="T12">de ideas, los conceptos que se utilizan para describir los núcleos de <text:s/>población están perdiendo su sentido. Por ejemplo, ¿Podemos seguir considerando <text:s/>a las grandes ciudades como entidades separadas o </text:span><text:span text:style-name="T13">tendría más sentido pensar en ellas </text:span><text:span text:style-name="T12">como </text:span><text:span text:style-name="T13">una especie de </text:span><text:span text:style-name="T12">barrios dentro de este mundo global nuevo?</text:span></text:p>
      <text:p text:style-name="P19"><text:span text:style-name="T2">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4"> ¿sigue</text:span><text:span text:style-name="T15">n</text:span><text:span text:style-name="T4"> existiendo comunidades locales? ¿tiene sentido lo local?</text:span></text:p>
      <text:p text:style-name="P20"><text:span text:style-name="T12">P</text:span><text:span text:style-name="T2">ara contestar estas preguntas podemos realizar el siguiente razonamiento. Si </text:span><text:span text:style-name="T16">la irrupción</text:span><text:span text:style-name="T2"> de las nuevas tecnologías ha provocado el cambio en la comunicación y </text:span><text:span text:style-name="T16">como consecuencia de este cambio</text:span><text:span text:style-name="T2"> </text:span><text:span text:style-name="T16">la población mundial se ha convertido en la</text:span><text:span text:style-name="T2"> </text:span><text:span text:style-name="T16">A</text:span><text:span text:style-name="T2">ldea </text:span><text:span text:style-name="T16">G</text:span><text:span text:style-name="T2">lobal, todas las poblaciones que no tengan acceso a est</text:span><text:span text:style-name="T16">as tecnologías</text:span><text:span text:style-name="T2"> </text:span><text:span text:style-name="T16">se pueden considerar fuera de la Globalización. Estas poblaciones en cierto sentido sufrirían de un aislamiento con respecto al nuevo mundo descrito anteriormente y sería la revolución tecnológica causa y solución de este aislamiento.</text:span></text:p>
      <text:p text:style-name="P17"><text:span text:style-name="T4"/></text:p>
      <text:p text:style-name="P11"/>
      <text:p text:style-name="P11">Pero no nos engañemos, la única manera de sacar partido a la globalidad</text:p>
      <text:p text:style-name="P12"/>
      <text:p text:style-name="P12"/>
      <text:p text:style-name="P12"/>
      <text:p text:style-name="P6"><text:span text:style-name="T3">C</text:span><text:span text:style-name="T2">onsecuencias del aislamiento social</text:span></text:p>
      <text:p text:style-name="P13"/>
      <text:h text:style-name="P10" text:outline-level="1">Términos y Definiciones</text:h>
      <text:p text:style-name="P14"><text:span text:style-name="T11"/></text:p>
      <text:p text:style-name="P15"><text:span text:style-name="T11">M</text:span><text:span text:style-name="T2">edio rural:</text:span></text:p>
      <text:p text:style-name="P15"><text:span text:style-name="T2">Aldea global:</text:span></text:p>
      <text:p text:style-name="P15"><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5T10:02:54.326797000</dc:date>
    <meta:editing-duration>PT48M59S</meta:editing-duration>
    <meta:editing-cycles>16</meta:editing-cycles>
    <meta:generator>LibreOffice/5.3.7.2$MacOSX_X86_64 LibreOffice_project/6b8ed514a9f8b44d37a1b96673cbbdd077e24059</meta:generator>
    <meta:document-statistic meta:table-count="0" meta:image-count="0" meta:object-count="0" meta:page-count="4" meta:paragraph-count="16" meta:word-count="352" meta:character-count="2346" meta:non-whitespace-character-count="2006"/>
  </office:meta>
</office:document-meta>
</file>